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1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10" style:family="table-cell" style:parent-style-name="Default" style:data-style-name="N2">
      <style:table-cell-properties fo:background-color="#3deb3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deb3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style:font-name-asian="Arial Unicode MS" style:font-name-complex="Arial Unicode MS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ffffff"/>
    </style:style>
    <style:style style:name="ce9" style:family="table-cell" style:parent-style-name="Default" style:data-style-name="N2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ce4"/>
        <table:table-column table:style-name="co2" table:number-columns-repeated="9" table:default-cell-style-name="Default"/>
        <table:table-column table:style-name="co2" table:number-columns-repeated="2" table:default-cell-style-name="ce7"/>
        <table:table-column table:style-name="co2" table:number-columns-repeated="3" table:default-cell-style-name="Default"/>
        <table:table-column table:style-name="co2" table:number-columns-repeated="2" table:default-cell-style-name="ce7"/>
        <table:table-column table:style-name="co2" table:number-columns-repeated="1004" table:default-cell-style-name="Default"/>
        <table:table-row table:style-name="ro1">
          <table:table-cell table:number-columns-repeated="10"/>
          <table:table-cell office:value-type="string">
            <text:p>Normalized</text:p>
          </table:table-cell>
          <table:table-cell table:number-columns-repeated="4"/>
          <table:table-cell office:value-type="string">
            <text:p>Ran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 office:value-type="string">
            <text:p>Mean</text:p>
          </table:table-cell>
          <table:table-cell/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/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  <table:table-cell table:number-columns-repeated="1004"/>
        </table:table-row>
        <table:table-row table:style-name="ro1">
          <table:table-cell office:value-type="string">
            <text:p>Full, Fitness-Prop</text:p>
          </table:table-cell>
          <table:table-cell table:style-name="ce5" office:value-type="float" office:value="0.92322086">
            <text:p>0.92322086</text:p>
          </table:table-cell>
          <table:table-cell table:style-name="Default" office:value-type="float" office:value="0.90137647">
            <text:p>0.90137647</text:p>
          </table:table-cell>
          <table:table-cell table:style-name="Default" office:value-type="float" office:value="0.97614225">
            <text:p>0.97614225</text:p>
          </table:table-cell>
          <table:table-cell table:formula="of:=AVERAGE([.B3:.D3])" office:value-type="float" office:value="0.93357986">
            <text:p>0.93357986</text:p>
          </table:table-cell>
          <table:table-cell office:value-type="string">
            <text:p>Min</text:p>
          </table:table-cell>
          <table:table-cell table:formula="of:=MIN([.B3:.B14])" office:value-type="float" office:value="0.92322086">
            <text:p>0.92322086</text:p>
          </table:table-cell>
          <table:table-cell table:formula="of:=MIN([.C3:.C14])" office:value-type="float" office:value="0.90137647">
            <text:p>0.90137647</text:p>
          </table:table-cell>
          <table:table-cell table:formula="of:=MIN([.D3:.D14])" office:value-type="float" office:value="0.96865801">
            <text:p>0.96865801</text:p>
          </table:table-cell>
          <table:table-cell/>
          <table:table-cell table:formula="of:=([.B3]-[.G3])/([.G4]-[.G3])" office:value-type="float" office:value="0">
            <text:p>0</text:p>
          </table:table-cell>
          <table:table-cell table:formula="of:=([.C3]-[.H3])/([.H4]-[.H3])" office:value-type="float" office:value="0">
            <text:p>0</text:p>
          </table:table-cell>
          <table:table-cell table:formula="of:=([.D3]-[.I3])/([.I4]-[.I3])" office:value-type="float" office:value="0.450640383766623">
            <text:p>0.4506403838</text:p>
          </table:table-cell>
          <table:table-cell table:formula="of:=AVERAGE([.K3:.M3])" office:value-type="float" office:value="0.150213461255541">
            <text:p>0.15</text:p>
          </table:table-cell>
          <table:table-cell table:formula="of:=STDEV([.K3:.M3])" office:value-type="float" office:value="0.260177346875376">
            <text:p>0.26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AVERAGE([.P3:.R3])" office:value-type="float" office:value="10.3333333333333">
            <text:p>10.33</text:p>
          </table:table-cell>
          <table:table-cell table:formula="of:=STDEV([.P3:.R3])" office:value-type="float" office:value="2.88675134594813">
            <text:p>2.89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Full, Ranking</text:p>
          </table:table-cell>
          <table:table-cell table:style-name="Default" office:value-type="float" office:value="0.93219194">
            <text:p>0.93219194</text:p>
          </table:table-cell>
          <table:table-cell table:style-name="Default" office:value-type="float" office:value="0.90348056">
            <text:p>0.90348056</text:p>
          </table:table-cell>
          <table:table-cell table:style-name="Default" office:value-type="float" office:value="0.9740898">
            <text:p>0.9740898</text:p>
          </table:table-cell>
          <table:table-cell table:style-name="ce1" table:formula="of:=AVERAGE([.B4:.D4])" office:value-type="float" office:value="0.936587433333333">
            <text:p>0.9365874333</text:p>
          </table:table-cell>
          <table:table-cell table:style-name="ce1" office:value-type="string">
            <text:p>Max</text:p>
          </table:table-cell>
          <table:table-cell table:style-name="ce1" table:formula="of:=MAX([.B3:.B14])" office:value-type="float" office:value="0.93219194">
            <text:p>0.93219194</text:p>
          </table:table-cell>
          <table:table-cell table:style-name="ce1" table:formula="of:=MAX([.C3:.C14])" office:value-type="float" office:value="0.98243211">
            <text:p>0.98243211</text:p>
          </table:table-cell>
          <table:table-cell table:style-name="ce1" table:formula="of:=MAX([.D3:.D14])" office:value-type="float" office:value="0.98526602">
            <text:p>0.98526602</text:p>
          </table:table-cell>
          <table:table-cell table:style-name="ce1"/>
          <table:table-cell table:style-name="ce1" table:formula="of:=([.B4]-[.G3])/([.G4]-[.G3])" office:value-type="float" office:value="1">
            <text:p>1</text:p>
          </table:table-cell>
          <table:table-cell table:style-name="ce1" table:formula="of:=([.C4]-[.H3])/([.H4]-[.H3])" office:value-type="float" office:value="0.0259585884461588">
            <text:p>0.0259585884</text:p>
          </table:table-cell>
          <table:table-cell table:style-name="ce1" table:formula="of:=([.D4]-[.I3])/([.I4]-[.I3])" office:value-type="float" office:value="0.327058449507192">
            <text:p>0.3270584495</text:p>
          </table:table-cell>
          <table:table-cell table:style-name="ce8" table:formula="of:=AVERAGE([.K4:.M4])" office:value-type="float" office:value="0.451005679317783">
            <text:p>0.45</text:p>
          </table:table-cell>
          <table:table-cell table:style-name="ce8" table:formula="of:=STDEV([.K4:.M4])" office:value-type="float" office:value="0.498709689788297">
            <text:p>0.50</text:p>
          </table:table-cell>
          <table:table-cell table:style-name="ce1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8" table:formula="of:=AVERAGE([.P4:.R4])" office:value-type="float" office:value="6">
            <text:p>6.00</text:p>
          </table:table-cell>
          <table:table-cell table:style-name="ce8" table:formula="of:=STDEV([.P4:.R4])" office:value-type="float" office:value="4.35889894354067">
            <text:p>4.36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>
            <text:p>Full, Tournament</text:p>
          </table:table-cell>
          <table:table-cell table:style-name="Default" office:value-type="float" office:value="0.92679615">
            <text:p>0.92679615</text:p>
          </table:table-cell>
          <table:table-cell table:style-name="Default" office:value-type="float" office:value="0.90201432">
            <text:p>0.90201432</text:p>
          </table:table-cell>
          <table:table-cell table:style-name="Default" office:value-type="float" office:value="0.97386308">
            <text:p>0.97386308</text:p>
          </table:table-cell>
          <table:table-cell table:style-name="ce1" table:formula="of:=AVERAGE([.B5:.D5])" office:value-type="float" office:value="0.934224516666667">
            <text:p>0.9342245167</text:p>
          </table:table-cell>
          <table:table-cell table:style-name="ce1" table:number-columns-repeated="5"/>
          <table:table-cell table:style-name="ce1" table:formula="of:=([.B5]-[.G3])/([.G4]-[.G3])" office:value-type="float" office:value="0.398535070470891">
            <text:p>0.3985350705</text:p>
          </table:table-cell>
          <table:table-cell table:style-name="ce1" table:formula="of:=([.C5]-[.H3])/([.H4]-[.H3])" office:value-type="float" office:value="0.00786928583871586">
            <text:p>0.0078692858</text:p>
          </table:table-cell>
          <table:table-cell table:style-name="ce1" table:formula="of:=([.D5]-[.I3])/([.I4]-[.I3])" office:value-type="float" office:value="0.313407205318393">
            <text:p>0.3134072053</text:p>
          </table:table-cell>
          <table:table-cell table:style-name="ce8" table:formula="of:=AVERAGE([.K5:.M5])" office:value-type="float" office:value="0.239937187209333">
            <text:p>0.24</text:p>
          </table:table-cell>
          <table:table-cell table:style-name="ce8" table:formula="of:=STDEV([.K5:.M5])" office:value-type="float" office:value="0.205434470065949">
            <text:p>0.21</text:p>
          </table:table-cell>
          <table:table-cell table:style-name="ce1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8" table:formula="of:=AVERAGE([.P5:.R5])" office:value-type="float" office:value="9.66666666666667">
            <text:p>9.67</text:p>
          </table:table-cell>
          <table:table-cell table:style-name="ce8" table:formula="of:=STDEV([.P5:.R5])" office:value-type="float" office:value="0.577350269189626">
            <text:p>0.58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>
            <text:p>Full, Double Tournament</text:p>
          </table:table-cell>
          <table:table-cell table:style-name="Default" office:value-type="float" office:value="0.9276002">
            <text:p>0.9276002</text:p>
          </table:table-cell>
          <table:table-cell table:style-name="Default" office:value-type="float" office:value="0.9016018">
            <text:p>0.9016018</text:p>
          </table:table-cell>
          <table:table-cell table:style-name="Default" office:value-type="float" office:value="0.97839276">
            <text:p>0.97839276</text:p>
          </table:table-cell>
          <table:table-cell table:style-name="ce1" table:formula="of:=AVERAGE([.B6:.D6])" office:value-type="float" office:value="0.93586492">
            <text:p>0.93586492</text:p>
          </table:table-cell>
          <table:table-cell table:style-name="ce1" table:number-columns-repeated="5"/>
          <table:table-cell table:style-name="ce1" table:formula="of:=([.B6]-[.G3])/([.G4]-[.G3])" office:value-type="float" office:value="0.488161960432851">
            <text:p>0.4881619604</text:p>
          </table:table-cell>
          <table:table-cell table:style-name="ce1" table:formula="of:=([.C6]-[.H3])/([.H4]-[.H3])" office:value-type="float" office:value="0.00277994227175337">
            <text:p>0.0027799423</text:p>
          </table:table-cell>
          <table:table-cell table:style-name="ce1" table:formula="of:=([.D6]-[.I3])/([.I4]-[.I3])" office:value-type="float" office:value="0.586147888880119">
            <text:p>0.5861478889</text:p>
          </table:table-cell>
          <table:table-cell table:style-name="ce8" table:formula="of:=AVERAGE([.K6:.M6])" office:value-type="float" office:value="0.359029930528241">
            <text:p>0.36</text:p>
          </table:table-cell>
          <table:table-cell table:style-name="ce8" table:formula="of:=STDEV([.K6:.M6])" office:value-type="float" office:value="0.312387341521674">
            <text:p>0.31</text:p>
          </table:table-cell>
          <table:table-cell table:style-name="ce1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style-name="ce8" table:formula="of:=AVERAGE([.P6:.R6])" office:value-type="float" office:value="8">
            <text:p>8.00</text:p>
          </table:table-cell>
          <table:table-cell table:style-name="ce8" table:formula="of:=STDEV([.P6:.R6])" office:value-type="float" office:value="2.64575131106459">
            <text:p>2.65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>
            <text:p>Grow, Fitness-Prop</text:p>
          </table:table-cell>
          <table:table-cell table:style-name="Default" office:value-type="float" office:value="0.92850763">
            <text:p>0.92850763</text:p>
          </table:table-cell>
          <table:table-cell table:style-name="Default" office:value-type="float" office:value="0.98030771">
            <text:p>0.98030771</text:p>
          </table:table-cell>
          <table:table-cell table:style-name="Default" office:value-type="float" office:value="0.97011956">
            <text:p>0.97011956</text:p>
          </table:table-cell>
          <table:table-cell table:style-name="ce1" table:formula="of:=AVERAGE([.B7:.D7])" office:value-type="float" office:value="0.959644966666667">
            <text:p>0.9596449667</text:p>
          </table:table-cell>
          <table:table-cell table:style-name="ce1" table:number-columns-repeated="5"/>
          <table:table-cell table:style-name="ce1" table:formula="of:=([.B7]-[.G3])/([.G4]-[.G3])" office:value-type="float" office:value="0.589312546538431">
            <text:p>0.5893125465</text:p>
          </table:table-cell>
          <table:table-cell table:style-name="ce1" table:formula="of:=([.C7]-[.H3])/([.H4]-[.H3])" office:value-type="float" office:value="0.973790842932091">
            <text:p>0.9737908429</text:p>
          </table:table-cell>
          <table:table-cell table:style-name="ce1" table:formula="of:=([.D7]-[.I3])/([.I4]-[.I3])" office:value-type="float" office:value="0.0880027167613653">
            <text:p>0.0880027168</text:p>
          </table:table-cell>
          <table:table-cell table:style-name="ce8" table:formula="of:=AVERAGE([.K7:.M7])" office:value-type="float" office:value="0.550368702077295">
            <text:p>0.55</text:p>
          </table:table-cell>
          <table:table-cell table:style-name="ce8" table:formula="of:=STDEV([.K7:.M7])" office:value-type="float" office:value="0.444176337035553">
            <text:p>0.44</text:p>
          </table:table-cell>
          <table:table-cell table:style-name="ce1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8" table:formula="of:=AVERAGE([.P7:.R7])" office:value-type="float" office:value="7">
            <text:p>7.00</text:p>
          </table:table-cell>
          <table:table-cell table:style-name="ce8" table:formula="of:=STDEV([.P7:.R7])" office:value-type="float" office:value="3.46410161513775">
            <text:p>3.46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>
            <text:p>Grow, Ranking</text:p>
          </table:table-cell>
          <table:table-cell table:style-name="ce2" office:value-type="float" office:value="0.93215021">
            <text:p>0.93215021</text:p>
          </table:table-cell>
          <table:table-cell table:style-name="ce2" office:value-type="float" office:value="0.97988836">
            <text:p>0.97988836</text:p>
          </table:table-cell>
          <table:table-cell table:style-name="ce2" office:value-type="float" office:value="0.98526602">
            <text:p>0.98526602</text:p>
          </table:table-cell>
          <table:table-cell table:style-name="ce2" table:formula="of:=AVERAGE([.B8:.D8])" office:value-type="float" office:value="0.965768196666667">
            <text:p>0.9657681967</text:p>
          </table:table-cell>
          <table:table-cell table:style-name="ce2" table:number-columns-repeated="5"/>
          <table:table-cell table:style-name="ce2" table:formula="of:=([.B8]-[.G3])/([.G4]-[.G3])" office:value-type="float" office:value="0.995348386147479">
            <text:p>0.9953483861</text:p>
          </table:table-cell>
          <table:table-cell table:style-name="ce2" table:formula="of:=([.C8]-[.H3])/([.H4]-[.H3])" office:value-type="float" office:value="0.968617236258945">
            <text:p>0.9686172363</text:p>
          </table:table-cell>
          <table:table-cell table:style-name="ce2" table:formula="of:=([.D8]-[.I3])/([.I4]-[.I3])" office:value-type="float" office:value="1">
            <text:p>1</text:p>
          </table:table-cell>
          <table:table-cell table:style-name="ce9" table:formula="of:=AVERAGE([.K8:.M8])" office:value-type="float" office:value="0.987988540802141">
            <text:p>0.99</text:p>
          </table:table-cell>
          <table:table-cell table:style-name="ce9" table:formula="of:=STDEV([.K8:.M8])" office:value-type="float" office:value="0.0169364977972772">
            <text:p>0.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9" table:formula="of:=AVERAGE([.P8:.R8])" office:value-type="float" office:value="3">
            <text:p>3.00</text:p>
          </table:table-cell>
          <table:table-cell table:style-name="ce9" table:formula="of:=STDEV([.P8:.R8])" office:value-type="float" office:value="2.64575131106459">
            <text:p>2.65</text:p>
          </table:table-cell>
          <table:table-cell table:style-name="ce2" table:number-columns-repeated="1004"/>
        </table:table-row>
        <table:table-row table:style-name="ro1">
          <table:table-cell office:value-type="string">
            <text:p>Grow, Tournament</text:p>
          </table:table-cell>
          <table:table-cell table:style-name="Default" office:value-type="float" office:value="0.92700203">
            <text:p>0.92700203</text:p>
          </table:table-cell>
          <table:table-cell table:style-name="Default" office:value-type="float" office:value="0.97907279">
            <text:p>0.97907279</text:p>
          </table:table-cell>
          <table:table-cell table:style-name="Default" office:value-type="float" office:value="0.98324249">
            <text:p>0.98324249</text:p>
          </table:table-cell>
          <table:table-cell table:formula="of:=AVERAGE([.B9:.D9])" office:value-type="float" office:value="0.96310577">
            <text:p>0.96310577</text:p>
          </table:table-cell>
          <table:table-cell table:number-columns-repeated="5"/>
          <table:table-cell table:formula="of:=([.B9]-[.G3])/([.G4]-[.G3])" office:value-type="float" office:value="0.421484369774876">
            <text:p>0.4214843698</text:p>
          </table:table-cell>
          <table:table-cell table:formula="of:=([.C9]-[.H3])/([.H4]-[.H3])" office:value-type="float" office:value="0.95855538245087">
            <text:p>0.9585553825</text:p>
          </table:table-cell>
          <table:table-cell table:formula="of:=([.D9]-[.I3])/([.I4]-[.I3])" office:value-type="float" office:value="0.878159394171842">
            <text:p>0.8781593942</text:p>
          </table:table-cell>
          <table:table-cell table:formula="of:=AVERAGE([.K9:.M9])" office:value-type="float" office:value="0.752733048799196">
            <text:p>0.75</text:p>
          </table:table-cell>
          <table:table-cell table:formula="of:=STDEV([.K9:.M9])" office:value-type="float" office:value="0.28967247754897">
            <text:p>0.2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AVERAGE([.P9:.R9])" office:value-type="float" office:value="6.33333333333333">
            <text:p>6.33</text:p>
          </table:table-cell>
          <table:table-cell table:formula="of:=STDEV([.P9:.R9])" office:value-type="float" office:value="3.78593889720018">
            <text:p>3.79</text:p>
          </table:table-cell>
          <table:table-cell table:number-columns-repeated="1004"/>
        </table:table-row>
        <table:table-row table:style-name="ro1">
          <table:table-cell office:value-type="string">
            <text:p>Grow, Double Tournament</text:p>
          </table:table-cell>
          <table:table-cell table:style-name="Default" office:value-type="float" office:value="0.92752765">
            <text:p>0.92752765</text:p>
          </table:table-cell>
          <table:table-cell table:style-name="Default" office:value-type="float" office:value="0.98150318">
            <text:p>0.98150318</text:p>
          </table:table-cell>
          <table:table-cell table:style-name="Default" office:value-type="float" office:value="0.96865801">
            <text:p>0.96865801</text:p>
          </table:table-cell>
          <table:table-cell table:formula="of:=AVERAGE([.B10:.D10])" office:value-type="float" office:value="0.959229613333334">
            <text:p>0.9592296133</text:p>
          </table:table-cell>
          <table:table-cell table:number-columns-repeated="5"/>
          <table:table-cell table:formula="of:=([.B10]-[.G3])/([.G4]-[.G3])" office:value-type="float" office:value="0.480074862781292">
            <text:p>0.4800748628</text:p>
          </table:table-cell>
          <table:table-cell table:formula="of:=([.C10]-[.H3])/([.H4]-[.H3])" office:value-type="float" office:value="0.988539600698977">
            <text:p>0.9885396007</text:p>
          </table:table-cell>
          <table:table-cell table:formula="of:=([.D10]-[.I3])/([.I4]-[.I3])" office:value-type="float" office:value="0">
            <text:p>0</text:p>
          </table:table-cell>
          <table:table-cell table:formula="of:=AVERAGE([.K10:.M10])" office:value-type="float" office:value="0.489538154493423">
            <text:p>0.49</text:p>
          </table:table-cell>
          <table:table-cell table:formula="of:=STDEV([.K10:.M10])" office:value-type="float" office:value="0.494337739764066">
            <text:p>0.4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AVERAGE([.P10:.R10])" office:value-type="float" office:value="7.33333333333333">
            <text:p>7.33</text:p>
          </table:table-cell>
          <table:table-cell table:formula="of:=STDEV([.P10:.R10])" office:value-type="float" office:value="5.03322295684717">
            <text:p>5.03</text:p>
          </table:table-cell>
          <table:table-cell table:number-columns-repeated="1004"/>
        </table:table-row>
        <table:table-row table:style-name="ro1">
          <table:table-cell office:value-type="string">
            <text:p>Ramped, Fitness-Prop</text:p>
          </table:table-cell>
          <table:table-cell table:style-name="Default" office:value-type="float" office:value="0.93177176">
            <text:p>0.93177176</text:p>
          </table:table-cell>
          <table:table-cell table:style-name="Default" office:value-type="float" office:value="0.97939474">
            <text:p>0.97939474</text:p>
          </table:table-cell>
          <table:table-cell table:style-name="Default" office:value-type="float" office:value="0.97164021">
            <text:p>0.97164021</text:p>
          </table:table-cell>
          <table:table-cell table:formula="of:=AVERAGE([.B11:.D11])" office:value-type="float" office:value="0.96093557">
            <text:p>0.96093557</text:p>
          </table:table-cell>
          <table:table-cell table:number-columns-repeated="5"/>
          <table:table-cell table:style-name="ce6" table:formula="of:=([.B11]-[.G3])/([.G4]-[.G3])" office:value-type="float" office:value="0.953162829893392">
            <text:p>0.9531628299</text:p>
          </table:table-cell>
          <table:table-cell table:style-name="ce6" table:formula="of:=([.C11]-[.H3])/([.H4]-[.H3])" office:value-type="float" office:value="0.962527345413596">
            <text:p>0.9625273454</text:p>
          </table:table-cell>
          <table:table-cell table:style-name="ce6" table:formula="of:=([.D11]-[.I3])/([.I4]-[.I3])" office:value-type="float" office:value="0.17956395739164">
            <text:p>0.1795639574</text:p>
          </table:table-cell>
          <table:table-cell table:formula="of:=AVERAGE([.K11:.M11])" office:value-type="float" office:value="0.698418044232876">
            <text:p>0.70</text:p>
          </table:table-cell>
          <table:table-cell table:formula="of:=STDEV([.K11:.M11])" office:value-type="float" office:value="0.449365214621272">
            <text:p>0.4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AVERAGE([.P11:.R11])" office:value-type="float" office:value="6.66666666666667">
            <text:p>6.67</text:p>
          </table:table-cell>
          <table:table-cell table:formula="of:=STDEV([.P11:.R11])" office:value-type="float" office:value="3.51188458428425">
            <text:p>3.51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Ramped, Ranking</text:p>
          </table:table-cell>
          <table:table-cell table:style-name="ce3" office:value-type="float" office:value="0.92981253">
            <text:p>0.92981253</text:p>
          </table:table-cell>
          <table:table-cell table:style-name="ce3" office:value-type="float" office:value="0.9813783">
            <text:p>0.9813783</text:p>
          </table:table-cell>
          <table:table-cell table:style-name="ce3" office:value-type="float" office:value="0.981483">
            <text:p>0.981483</text:p>
          </table:table-cell>
          <table:table-cell table:style-name="ce3" table:formula="of:=AVERAGE([.B12:.D12])" office:value-type="float" office:value="0.96422461">
            <text:p>0.96422461</text:p>
          </table:table-cell>
          <table:table-cell table:style-name="ce3" table:number-columns-repeated="5"/>
          <table:table-cell table:style-name="ce3" table:formula="of:=([.B12]-[.G3])/([.G4]-[.G3])" office:value-type="float" office:value="0.734768834967465">
            <text:p>0.734768835</text:p>
          </table:table-cell>
          <table:table-cell table:style-name="ce3" table:formula="of:=([.C12]-[.H3])/([.H4]-[.H3])" office:value-type="float" office:value="0.98699893061112">
            <text:p>0.9869989306</text:p>
          </table:table-cell>
          <table:table-cell table:style-name="ce3" table:formula="of:=([.D12]-[.I3])/([.I4]-[.I3])" office:value-type="float" office:value="0.772217141006052">
            <text:p>0.772217141</text:p>
          </table:table-cell>
          <table:table-cell table:style-name="ce10" table:formula="of:=AVERAGE([.K12:.M12])" office:value-type="float" office:value="0.831328302194879">
            <text:p>0.83</text:p>
          </table:table-cell>
          <table:table-cell table:style-name="ce10" table:formula="of:=STDEV([.K12:.M12])" office:value-type="float" office:value="0.136108788547693">
            <text:p>0.1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10" table:formula="of:=AVERAGE([.P12:.R12])" office:value-type="float" office:value="3.66666666666667">
            <text:p>3.67</text:p>
          </table:table-cell>
          <table:table-cell table:style-name="ce10" table:formula="of:=STDEV([.P12:.R12])" office:value-type="float" office:value="0.577350269189626">
            <text:p>0.58</text:p>
          </table:table-cell>
          <table:table-cell table:style-name="ce3" table:number-columns-repeated="1004"/>
        </table:table-row>
        <table:table-row table:style-name="ro1">
          <table:table-cell office:value-type="string">
            <text:p>Ramped, Tournament</text:p>
          </table:table-cell>
          <table:table-cell table:style-name="Default" office:value-type="float" office:value="0.92471972">
            <text:p>0.92471972</text:p>
          </table:table-cell>
          <table:table-cell table:style-name="Default" office:value-type="float" office:value="0.98110341">
            <text:p>0.98110341</text:p>
          </table:table-cell>
          <table:table-cell table:style-name="Default" office:value-type="float" office:value="0.98253165">
            <text:p>0.98253165</text:p>
          </table:table-cell>
          <table:table-cell table:formula="of:=AVERAGE([.B13:.D13])" office:value-type="float" office:value="0.962784926666667">
            <text:p>0.9627849267</text:p>
          </table:table-cell>
          <table:table-cell table:number-columns-repeated="5"/>
          <table:table-cell table:style-name="ce6" table:formula="of:=([.B13]-[.G3])/([.G4]-[.G3])" office:value-type="float" office:value="0.167076873687448">
            <text:p>0.1670768737</text:p>
          </table:table-cell>
          <table:table-cell table:style-name="ce6" table:formula="of:=([.C13]-[.H3])/([.H4]-[.H3])" office:value-type="float" office:value="0.983607556488358">
            <text:p>0.9836075565</text:p>
          </table:table-cell>
          <table:table-cell table:style-name="ce6" table:formula="of:=([.D13]-[.I3])/([.I4]-[.I3])" office:value-type="float" office:value="0.835358360212928">
            <text:p>0.8353583602</text:p>
          </table:table-cell>
          <table:table-cell table:formula="of:=AVERAGE([.K13:.M13])" office:value-type="float" office:value="0.662014263462911">
            <text:p>0.66</text:p>
          </table:table-cell>
          <table:table-cell table:formula="of:=STDEV([.K13:.M13])" office:value-type="float" office:value="0.434990483686011">
            <text:p>0.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AVERAGE([.P13:.R13])" office:value-type="float" office:value="6">
            <text:p>6.00</text:p>
          </table:table-cell>
          <table:table-cell table:formula="of:=STDEV([.P13:.R13])" office:value-type="float" office:value="4.35889894354067">
            <text:p>4.36</text:p>
          </table:table-cell>
          <table:table-cell table:number-columns-repeated="1004"/>
        </table:table-row>
        <table:table-row table:style-name="ro1">
          <table:table-cell office:value-type="string">
            <text:p>Ramped, Double Tournament</text:p>
          </table:table-cell>
          <table:table-cell table:style-name="Default" office:value-type="float" office:value="0.92847391">
            <text:p>0.92847391</text:p>
          </table:table-cell>
          <table:table-cell table:style-name="Default" office:value-type="float" office:value="0.98243211">
            <text:p>0.98243211</text:p>
          </table:table-cell>
          <table:table-cell table:style-name="Default" office:value-type="float" office:value="0.98140914">
            <text:p>0.98140914</text:p>
          </table:table-cell>
          <table:table-cell table:formula="of:=AVERAGE([.B14:.D14])" office:value-type="float" office:value="0.964105053333333">
            <text:p>0.9641050533</text:p>
          </table:table-cell>
          <table:table-cell table:number-columns-repeated="5"/>
          <table:table-cell table:style-name="ce6" table:formula="of:=([.B14]-[.G3])/([.G4]-[.G3])" office:value-type="float" office:value="0.585553801771913">
            <text:p>0.5855538018</text:p>
          </table:table-cell>
          <table:table-cell table:style-name="ce6" table:formula="of:=([.C14]-[.H3])/([.H4]-[.H3])" office:value-type="float" office:value="1">
            <text:p>1</text:p>
          </table:table-cell>
          <table:table-cell table:style-name="ce6" table:formula="of:=([.D14]-[.I3])/([.I4]-[.I3])" office:value-type="float" office:value="0.76776988934857">
            <text:p>0.7677698893</text:p>
          </table:table-cell>
          <table:table-cell table:formula="of:=AVERAGE([.K14:.M14])" office:value-type="float" office:value="0.784441230373494">
            <text:p>0.78</text:p>
          </table:table-cell>
          <table:table-cell table:formula="of:=STDEV([.K14:.M14])" office:value-type="float" office:value="0.20772545105284">
            <text:p>0.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AVERAGE([.P14:.R14])" office:value-type="float" office:value="4">
            <text:p>4.00</text:p>
          </table:table-cell>
          <table:table-cell table:formula="of:=STDEV([.P14:.R14])" office:value-type="float" office:value="2.64575131106459">
            <text:p>2.65</text:p>
          </table:table-cell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6"/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2/16/2013</text:date>, <text:time>14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1:54:19</meta:creation-date>
    <dc:date>2013-12-16T14:51:19</dc:date>
    <meta:editing-duration>PT6H46M42S</meta:editing-duration>
    <meta:editing-cycles>37</meta:editing-cycles>
    <meta:generator>OpenOffice/4.0.1$Unix OpenOffice.org_project/401m5$Build-9714</meta:generator>
    <dc:creator>Aron Glennon</dc:creator>
    <meta:document-statistic meta:table-count="3" meta:cell-count="207" meta:object-count="0"/>
  </office:meta>
</office:document-meta>
</file>